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3e8" officeooo:paragraph-rsid="000e7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ylent Generator</text:p>
      <text:p text:style-name="P1"/>
      <text:p text:style-name="P1">Features:</text:p>
      <text:p text:style-name="P1"/>
      <text:p text:style-name="P1">Nutrient Requirement Specifier</text:p>
      <text:p text:style-name="P1"/>
      <text:p text:style-name="P1">Searchable, Sortable, Filterable database of foods and their nutrients</text:p>
      <text:p text:style-name="P1"/>
      <text:p text:style-name="P1">Select option for each food in database</text:p>
      <text:p text:style-name="P1"/>
      <text:p text:style-name="P1">Linear solver given input of foods and nutrient 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47:50.007164475</meta:creation-date>
    <dc:date>2015-10-14T20:51:27.059786986</dc:date>
    <meta:editing-duration>PT3M37S</meta:editing-duration>
    <meta:editing-cycles>1</meta:editing-cycles>
    <meta:document-statistic meta:table-count="0" meta:image-count="0" meta:object-count="0" meta:page-count="1" meta:paragraph-count="6" meta:word-count="31" meta:character-count="225" meta:non-whitespace-character-count="200"/>
    <meta:generator>LibreOffice/4.4.2.2$Linux_X86_64 LibreOffice_project/40m0$Build-2</meta:generator>
  </office:meta>
</office:document-meta>
</file>